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style:vertical-align="" fo:background-color="#444444" fo:padding="0.0694in" fo:border="none">
        <style:background-image/>
      </style:table-cell-properties>
    </style:style>
    <style:style style:name="Table2" style:family="table">
      <style:table-properties style:width="6.5in" fo:margin-left="0in" fo:margin-top="0in" fo:margin-bottom="0in"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background-color="#444444" fo:padding="0.0694in" fo:border="none">
        <style:background-image/>
      </style:table-cell-properties>
    </style:style>
    <style:style style:name="Table3" style:family="table">
      <style:table-properties style:width="6.5in" fo:margin-left="0in" fo:margin-top="0in" fo:margin-bottom="0in"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background-color="#444444" fo:padding="0.0694in" fo:border="none">
        <style:background-image/>
      </style:table-cell-properties>
    </style:style>
    <style:style style:name="Table4" style:family="table">
      <style:table-properties style:width="6.5in" fo:margin-left="0in" fo:margin-top="0in" fo:margin-bottom="0in" table:align="left"/>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style:vertical-align="" fo:background-color="#444444" fo:padding="0.0694in" fo:border="none">
        <style:background-image/>
      </style:table-cell-properties>
    </style:style>
    <style:style style:name="Table5" style:family="table">
      <style:table-properties style:width="6.5in" fo:margin-left="0in" fo:margin-top="0in" fo:margin-bottom="0in" table:align="left"/>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background-color="#444444" fo:padding="0.0694in" fo:border="none">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paragraph-properties fo:margin-left="0in" fo:margin-right="0in" fo:text-indent="0.5in" style:auto-text-indent="false"/>
    </style:style>
    <style:style style:name="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dddddd" style:font-name="Consolas" fo:background-color="#444444" style:font-name-asian="Consolas1" style:font-name-complex="Consolas1"/>
    </style:style>
    <style:style style:name="P5" style:family="paragraph" style:parent-style-name="Standard">
      <style:paragraph-properties fo:margin-left="0.5in" fo:margin-right="0in" fo:text-indent="-0.5in" style:auto-text-indent="false"/>
    </style:style>
    <style:style style:name="P6" style:family="paragraph" style:parent-style-name="Title" style:master-page-name="Standard">
      <style:paragraph-properties style:page-number="1"/>
    </style:style>
    <style:style style:name="T1" style:family="text">
      <style:text-properties style:font-name="Cambria" style:font-name-asian="Cambria1" style:font-name-complex="Cambria1"/>
    </style:style>
    <style:style style:name="T2" style:family="text">
      <style:text-properties fo:font-style="italic" style:font-style-asian="italic"/>
    </style:style>
    <style:style style:name="T3" style:family="text">
      <style:text-properties fo:color="#dddddd" style:font-name="Consolas" fo:background-color="#444444" loext:char-shading-value="0" style:font-name-asian="Consolas1" style:font-name-complex="Consolas1"/>
    </style:style>
    <style:style style:name="T4" style:family="text">
      <style:text-properties fo:color="#dddddd" style:font-name="Consolas" fo:font-size="8pt" fo:background-color="#444444" loext:char-shading-value="0" style:font-name-asian="Consolas1" style:font-size-asian="8pt" style:font-name-complex="Consolas1" style:font-size-complex="8pt"/>
    </style:style>
    <style:style style:name="T5" style:family="text">
      <style:text-properties fo:color="#dddddd" style:font-name="Consolas" style:text-underline-style="solid" style:text-underline-width="auto" style:text-underline-color="font-color" fo:background-color="#444444" loext:char-shading-value="0" style:font-name-asian="Consolas1" style:font-name-complex="Consolas1"/>
    </style:style>
    <style:style style:name="T6" style:family="text">
      <style:text-properties fo:font-size="8pt" style:font-size-asian="8pt" style:font-size-complex="8pt"/>
    </style:style>
    <style:style style:name="T7" style:family="text">
      <style:text-properties style:text-underline-style="solid" style:text-underline-width="auto" style:text-underline-color="font-color"/>
    </style:style>
    <style:style style:name="T8" style:family="text">
      <style:text-properties fo:color="#ffffff" style:font-name="Consolas" fo:font-size="8pt" fo:font-weight="bold" fo:background-color="#444444" loext:char-shading-value="0" style:font-name-asian="Consolas1" style:font-size-asian="8pt" style:font-weight-asian="bold" style:font-name-complex="Consolas1" style:font-size-complex="8pt"/>
    </style:style>
    <style:style style:name="T9" style:family="text">
      <style:text-properties fo:color="#dd8888" style:font-name="Consolas" fo:font-size="8pt" fo:font-weight="bold" fo:background-color="#444444" loext:char-shading-value="0" style:font-name-asian="Consolas1" style:font-size-asian="8pt" style:font-weight-asian="bold" style:font-name-complex="Consolas1" style:font-size-complex="8pt"/>
    </style:style>
    <style:style style:name="T10" style:family="text">
      <style:text-properties fo:color="#dd8888" style:font-name="Consolas" fo:background-color="#444444" loext:char-shading-value="0" style:font-name-asian="Consolas1" style:font-name-complex="Consolas1"/>
    </style:style>
    <style:style style:name="T11" style:family="text">
      <style:text-properties fo:color="#777777" style:font-name="Consolas" fo:font-size="8pt" fo:background-color="#444444" loext:char-shading-value="0" style:font-name-asian="Consolas1" style:font-size-asian="8pt" style:font-name-complex="Consolas1" style:font-size-complex="8pt"/>
    </style:style>
    <style:style style:name="T12" style:family="text">
      <style:text-properties fo:color="#00ff00" style:font-name="Consolas" fo:background-color="#444444" loext:char-shading-value="0" style:font-name-asian="Consolas1" style:font-name-complex="Consolas1"/>
    </style:style>
    <style:style style:name="T13" style:family="text">
      <style:text-properties fo:color="#00ff00" style:font-name="Consolas" fo:font-weight="bold" fo:background-color="#444444" loext:char-shading-value="0" style:font-name-asian="Consolas1" style:font-weight-asian="bold" style:font-name-complex="Consolas1"/>
    </style:style>
    <style:style style:name="T14" style:family="text">
      <style:text-properties fo:color="#1155cc" style:font-name="Cambria" style:text-underline-style="solid" style:text-underline-width="auto" style:text-underline-color="font-color" style:font-name-asian="Cambria1" style:font-name-complex="Cambria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ob6gpzp1av4q"/>Self Modifying Code</text:p>
      <text:p text:style-name="Subtitle"><text:bookmark text:name="_qpyv9jskzbm4"/>Presented by the Paid 4 Unrar Group</text:p>
      <text:p text:style-name="Standard"><text:span text:style-name="T1">Progress Report 3 </text:span></text:p>
      <text:p text:style-name="Standard"><text:span text:style-name="T1">MARE spring 2020 </text:span></text:p>
      <text:p text:style-name="Heading_20_1"><text:bookmark text:name="_hmmfa632bxm9"/><text:span text:style-name="T1">Background</text:span></text:p>
      <text:p text:style-name="Standard"><text:span text:style-name="T1"><text:tab/></text:span>Self Modifying Code (SMC) as in an interesting subclass of binaries that modify their own binary code mid execution. SMC code along with Overlapping Instructions are often used by malware to obfuscate their purpose and signature, evading antivirus detection and even more sophisticated reverse engineering tools such as IDA Pro. Using instrumentation debugging, a group of researchers have developed specialized software called codisasm, which performs a combination of dynamic and static analysis to decompose and analyze SMC. </text:p>
      <text:p text:style-name="P2">The subject of SMC and Overlapping instructions continues to have importance as malware finds new ways to avoid detection and developers attempt to patch vulnerabilities and prevent the execution of malicious code. The Linux project has made several security policies such as SELinux and banning the execution of data memory pages however, such methods can still be circumvented as evidenced by our exercise. </text:p>
      <text:p text:style-name="Heading_20_1"><text:bookmark text:name="_vimvqm6culka"/>Purpose</text:p>
      <text:p text:style-name="P2"><text:span text:style-name="T1">In this </text:span>semester-long<text:span text:style-name="T1"> project, our group intends to a) build a</text:span>n example of SMC and show it’s efficacy in bypassing traditional virus scanners. b) to run Codisasm on a various malware given in the <text:span text:style-name="T2">Practical Malware Analysis</text:span> textbook. c) To inquire on the feasibility of Codisasm as a practical anti-viral analysis tool. d) To perform codisasm on our own novelly constructed SMC. and e) Evaluate the state of SMC in today’s security ecosystem</text:p>
      <text:p text:style-name="Heading_20_1"><text:bookmark text:name="_tt81pbvrm8aj"/><text:span text:style-name="T1">Preliminary Results</text:span></text:p>
      <text:p text:style-name="Standard">The first thing we did was set up the CoDisasm. There were a number of initial hurdles we had to overcome. These issues were fixed after modifying the Makefile parameters. After compiling CoDisasm, we were able to test it with the original sample data used.</text:p>
      <text:p text:style-name="Standard"/>
      <text:p text:style-name="Standard">Here we create .asm file from a .exe one using the command:</text:p>
      <table:table table:name="Table1" table:style-name="Table1">
        <table:table-column table:style-name="Table1.A"/>
        <table:table-row table:style-name="Table1.1">
          <table:table-cell table:style-name="Table1.A1" office:value-type="string">
            <text:p text:style-name="P3"><text:span text:style-name="T3">./codisasmv2 -i ../tests/ccs2015/malardalen/statemate.exe</text:span></text:p>
            <text:p text:style-name="P3"><text:span text:style-name="T3"><text:s text:c="9"/>-l ../tests/ccs2015/malardalen/statemate.exe.asm</text:span></text:p>
          </table:table-cell>
        </table:table-row>
        <table:table-row table:style-name="Table1.1">
          <table:table-cell table:style-name="Table1.A1" office:value-type="string">
            <text:p text:style-name="P4"/>
          </table:table-cell>
        </table:table-row>
      </table:table>
      <text:p text:style-name="Standard">Output:<text:tab/></text:p>
      <table:table table:name="Table2" table:style-name="Table2">
        <table:table-column table:style-name="Table2.A"/>
        <table:table-row table:style-name="Table2.1">
          <table:table-cell table:style-name="Table2.A1" office:value-type="string">
            <text:p text:style-name="P3"><text:span text:style-name="T4">Total inst in trace: 0<text:line-break/>Total static disas inst: 1375<text:line-break/>Total decoded inst: 1375<text:line-break/>Nb used addr : 6443<text:line-break/>Total layers: 1<text:line-break/> <text:s text:c="3"/><text:tab/>Layer 1 : 1375 instructions<text:line-break/> <text:s text:c="3"/><text:tab/>(1375)<text:line-break/>Unaligned:<text:line-break/> <text:s text:c="3"/><text:tab/>6443 addresses used by 1 instructions<text:line-break/> <text:s text:c="3"/><text:tab/>(6443)<text:line-break/>Time: 0.207212</text:span></text:p>
          </table:table-cell>
        </table:table-row>
      </table:table>
      <text:p text:style-name="Standard"/>
      <text:p text:style-name="Standard">Statement.asm (one of the output files after dynamic analysis)</text:p>
      <table:table table:name="Table3" table:style-name="Table3">
        <table:table-column table:style-name="Table3.A"/>
        <table:table-row table:style-name="Table3.1">
          <table:table-cell table:style-name="Table3.A1" office:value-type="string">
            <text:p text:style-name="P3"><text:span text:style-name="T5"><text:s/></text:span></text:p>
          </table:table-cell>
        </table:table-row>
      </table:table>
      <text:p text:style-name="Standard"/>
      <text:p text:style-name="Standard"/>
      <text:p text:style-name="Standard"/>
      <text:p text:style-name="Standard"/>
      <text:p text:style-name="Standard">Here is a snippet of the statement.c file that we examined. It is based on a German firmware for car windows. I suppose it is meant to open and close windows but as none of us are fluent in German, we have no idea as what anything does. </text:p>
      <table:table table:name="Table4" table:style-name="Table4">
        <table:table-column table:style-name="Table4.A"/>
        <table:table-row table:style-name="Table4.1">
          <table:table-cell table:style-name="Table4.A1" office:value-type="string">
            <text:p text:style-name="P3"><text:span text:style-name="T8">void</text:span><text:span text:style-name="T4"> </text:span><text:span text:style-name="T9">generic_KINDERSICHERUNG_CTRL</text:span><text:span text:style-name="T4">(</text:span><text:span text:style-name="T8">void</text:span><text:span text:style-name="T4">)<text:line-break/>{<text:line-break/> <text:s text:c="2"/></text:span><text:span text:style-name="T8">if</text:span><text:span text:style-name="T4"> (SYS_bit_get(Bitlist,active_KINDERSICHERUNG_CTRL_IDX))<text:line-break/> <text:s text:c="2"/>{<text:line-break/> <text:s/><text:tab/></text:span><text:span text:style-name="T8">switch</text:span><text:span text:style-name="T4"> (KINDERSICHERUNG_CTRL_KINDERSICHERUNG_CTRL_next_state)<text:line-break/> <text:s/><text:tab/>{ <text:s text:c="3"/><text:line-break/> <text:s text:c="4"/><text:tab/></text:span><text:span text:style-name="T8">case</text:span><text:span text:style-name="T4"> 1 : </text:span><text:span text:style-name="T11">/** state ZENTRAL in chart KINDERSICHERUNG_CTRL **/</text:span><text:span text:style-name="T4"><text:line-break/> <text:s text:c="4"/><text:tab/>{ <text:s text:c="3"/><text:line-break/> <text:s text:c="7"/><text:tab/></text:span><text:span text:style-name="T8">if</text:span><text:span text:style-name="T4"> (!(FH_TUERMODUL__SFHA_ZENTRAL || FH_TUERMODUL__SFHZ_ZENTRAL))<text:line-break/> <text:s text:c="7"/><text:tab/>{ <text:s text:c="3"/><text:line-break/> <text:s text:c="10"/><text:tab/>stable = 0;<text:line-break/> <text:s text:c="11"/><text:tab/>FH_TUERMODUL__SFHZ_copy = 0;<text:line-break/> <text:s text:c="12"/><text:tab/>FH_TUERMODUL__SFHA_copy = 0;<text:line-break/><text:tab/> <text:line-break/> <text:s text:c="10"/><text:tab/>KINDERSICHERUNG_CTRL_KINDERSICHERUNG_CTRL_next_state = 3;<text:line-break/> <text:s text:c="10"/><text:tab/>ZENTRAL_KINDERSICHERUNG_CTRL_next_state = 0;<text:line-break/> <text:s text:c="10"/><text:tab/></text:span><text:span text:style-name="T8">break</text:span><text:span text:style-name="T4">;<text:line-break/> <text:s text:c="7"/><text:tab/>} <text:s text:c="3"/><text:line-break/> <text:s text:c="7"/><text:tab/></text:span><text:span text:style-name="T8">switch</text:span><text:span text:style-name="T4"> (ZENTRAL_KINDERSICHERUNG_CTRL_next_state)<text:line-break/> <text:s text:c="7"/><text:tab/>{ <text:s text:c="3"/><text:line-break/> <text:s text:c="10"/><text:tab/></text:span><text:span text:style-name="T8">case</text:span><text:span text:style-name="T4"> 1 : </text:span><text:span text:style-name="T11">/** state IN_ZENTRAL in chart KINDERSICHERUNG_CTRL **/</text:span><text:span text:style-name="T4"><text:line-break/> <text:s text:c="10"/><text:tab/>{ <text:s text:c="3"/><text:line-break/> <text:s text:c="13"/><text:tab/></text:span><text:span text:style-name="T8">if</text:span><text:span text:style-name="T4"> ((FH_TUERMODUL__SFHA_ZENTRAL &amp;&amp; !(FH_TUERMODUL__SFHA_ZENTRAL_old)))<text:line-break/> <text:s text:c="13"/><text:tab/>{ <text:s text:c="3"/><text:line-break/> <text:s text:c="16"/><text:tab/>stable = 0;<text:line-break/> <text:s text:c="17"/><text:tab/>FH_TUERMODUL__SFHA_copy = 1;<text:line-break/><text:tab/> <text:line-break/> <text:s text:c="16"/><text:tab/>ZENTRAL_KINDERSICHERUNG_CTRL_next_state = 1;<text:line-break/> <text:s text:c="16"/><text:tab/></text:span><text:span text:style-name="T8">break</text:span><text:span text:style-name="T4">;</text:span></text:p>
          </table:table-cell>
        </table:table-row>
      </table:table>
      <text:p text:style-name="Standard"/>
      <text:p text:style-name="Standard"/>
      <text:p text:style-name="Standard">Here is an example of a .dot file which contains the dynamic analysis of this code</text:p>
      <text:p text:style-name="Standard"/>
      <table:table table:name="Table5" table:style-name="Table5">
        <table:table-column table:style-name="Table5.A"/>
        <table:table-row table:style-name="Table5.1">
          <table:table-cell table:style-name="Table5.A1" office:value-type="string">
            <text:p text:style-name="P3"><text:span text:style-name="T10">"0x401789_0"</text:span><text:span text:style-name="T3">[label=</text:span><text:span text:style-name="T10">"0x401789:</text:span><text:span text:style-name="T12"> </text:span><text:span text:style-name="T13">mov byte ptr [0x4060a4]</text:span><text:span text:style-name="T10">, 0x0\l"</text:span><text:span text:style-name="T3">,shape=box,style=</text:span><text:span text:style-name="T10">"rounded,filled"</text:span><text:span text:style-name="T3">, fontweight=</text:span><text:span text:style-name="T10">"bold"</text:span><text:span text:style-name="T3">,fillcolor=</text:span><text:span text:style-name="T10">"white"</text:span><text:span text:style-name="T3">];<text:line-break/></text:span><text:span text:style-name="T10">"0x401790_0"</text:span><text:span text:style-name="T3">[label=</text:span><text:span text:style-name="T10">"0x401790: </text:span><text:span text:style-name="T12">mov byte ptr [0x4060ed]</text:span><text:span text:style-name="T10">, 0x0\l"</text:span><text:span text:style-name="T3">,shape=box,style=</text:span><text:span text:style-name="T10">"rounded,filled"</text:span><text:span text:style-name="T3">, fontweight=</text:span><text:span text:style-name="T10">"bold"</text:span><text:span text:style-name="T3">,fillcolor=</text:span><text:span text:style-name="T10">"white"</text:span><text:span text:style-name="T3">];<text:line-break/></text:span><text:span text:style-name="T10">"0x401797_0"</text:span><text:span text:style-name="T3">[label=</text:span><text:span text:style-name="T10">"0x401797: </text:span><text:span text:style-name="T12">mov byte ptr [0x4060f8]</text:span><text:span text:style-name="T10">, 0x3\l"</text:span><text:span text:style-name="T3">,shape=box,style=</text:span><text:span text:style-name="T10">"rounded,filled"</text:span><text:span text:style-name="T3">, fontweight=</text:span><text:span text:style-name="T10">"bold"</text:span><text:span text:style-name="T3">,fillcolor=</text:span><text:span text:style-name="T10">"white"</text:span><text:span text:style-name="T3">];<text:line-break/></text:span><text:span text:style-name="T10">"0x40179E_0"</text:span><text:span text:style-name="T3">[label=</text:span><text:span text:style-name="T10">"0x40179E: </text:span><text:span text:style-name="T12">jmp 0x7d\l</text:span><text:span text:style-name="T10">"</text:span><text:span text:style-name="T3">,shape=box,style=</text:span><text:span text:style-name="T10">"rounded,filled"</text:span><text:span text:style-name="T3">, fontweight=</text:span><text:span text:style-name="T10">"bold"</text:span><text:span text:style-name="T3">,fillcolor=</text:span><text:span text:style-name="T10">"white"</text:span><text:span text:style-name="T3">];<text:line-break/></text:span><text:span text:style-name="T10">"0x4017A0_0"</text:span><text:span text:style-name="T3">[label=</text:span><text:span text:style-name="T10">"0x4017A0: </text:span><text:span text:style-name="T12">jmp 0x7b\l</text:span><text:span text:style-name="T10">"</text:span><text:span text:style-name="T3">,shape=box,style=</text:span><text:span text:style-name="T10">"rounded,filled"</text:span><text:span text:style-name="T3">, fontweight=</text:span><text:span text:style-name="T10">"bold"</text:span><text:span text:style-name="T3">,fillcolor=</text:span><text:span text:style-name="T10">"white"</text:span><text:span text:style-name="T3">];<text:line-break/></text:span><text:span text:style-name="T10">"0x4017A2_0"</text:span><text:span text:style-name="T3">[label=</text:span><text:span text:style-name="T10">"0x4017A2:</text:span><text:span text:style-name="T12"> movzx eax, byte ptr</text:span><text:span text:style-name="T10"> [0x406083]\l"</text:span><text:span text:style-name="T3">,shape=box,style=</text:span><text:span text:style-name="T10">"rounded,filled"</text:span><text:span text:style-name="T3">, fontweight=</text:span><text:span text:style-name="T10">"bold"</text:span><text:span text:style-name="T3">,fillcolor=</text:span><text:span text:style-name="T10">"white"</text:span><text:span text:style-name="T3">];<text:line-break/></text:span></text:p>
          </table:table-cell>
        </table:table-row>
      </table:table>
      <text:p text:style-name="Standard"/>
      <text:p text:style-name="Standard"/>
      <text:p text:style-name="Heading_20_1"><text:bookmark text:name="_o5pp56b5x7m5"/><text:span text:style-name="T1">Proposal &amp; Deliverables</text:span></text:p>
      <text:p text:style-name="Standard">B<text:span text:style-name="T1">y the end of the semester we plan to create a proof of concept for a novel self modifying packer that spreads out payload execution between each self modifying “wave”, rather than simply executing everything at the end of some unpacking phase. </text:span>We will quantify our results by using codisasm to test the similarity of an executable before and after running it through our packer, running the same tests with other packers.</text:p>
      <text:p text:style-name="Heading_20_1"><text:bookmark text:name="_7vvkpt8sm4f2"/><text:span text:style-name="T1">References</text:span></text:p>
      <text:p text:style-name="P5"><text:a xlink:type="simple" xlink:href="https://dl.acm.org/doi/proceedings/10.1145/2810103" text:style-name="ListLabel_20_1" text:visited-style-name="ListLabel_20_1"><text:span text:style-name="T14">CCS '15: Proceedings of the 22nd ACM SIGSAC Conference on Computer and Communications Security</text:span></text:a><text:span text:style-name="T1"> October 2015, Pages 745–756</text:span></text:p>
      <text:p text:style-name="P5">Sikorski, Michael, and Andrew Honig. <text:span text:style-name="T2">Practical malware analysis: the hands-on guide to dissecting malicious software</text:span>. no starch press, 2012.</text:p>
      <text:p text:style-name="P5"><text:a xlink:type="simple" xlink:href="https://github.com/8l/codisasm" text:style-name="ListLabel_20_1" text:visited-style-name="ListLabel_20_1"><text:span text:style-name="T14">https://github.com/8l/codisasm</text:span></text:a>. <text:span text:style-name="T2">Source code available for the paper.</text:span></text:p>
      <text:p text:style-name="P5"><text:a xlink:type="simple" xlink:href="https://github.com/Foltik/MARE" text:style-name="ListLabel_20_1" text:visited-style-name="ListLabel_20_1"><text:span text:style-name="T14">https://github.com/Foltik/MAR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none" style:letter-kerning="false" style:font-name-asian="Cambria1" style:font-size-asian="11pt" style:language-asian="zh" style:country-asian="CN" style:font-name-complex="Cambr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none" style:letter-kerning="false" style:font-name-asian="Cambria1" style:font-size-asian="11pt" style:language-asian="zh" style:country-asian="CN" style:font-name-complex="Cambri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style:font-name="Cambria" fo:font-family="Cambria" style:font-family-generic="roman" style:font-pitch="variable" fo:font-size="20pt" style:font-name-asian="Cambria1" style:font-family-asian="Cambria" style:font-family-generic-asian="system" style:font-pitch-asian="variable" style:font-size-asian="20pt" style:font-name-complex="Cambria1" style:font-family-complex="Cambria"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style:font-name="Cambria" fo:font-family="Cambria" style:font-family-generic="roman" style:font-pitch="variable" fo:font-size="26pt" style:font-name-asian="Cambria1" style:font-family-asian="Cambria" style:font-family-generic-asian="system" style:font-pitch-asian="variable" style:font-size-asian="26pt" style:font-name-complex="Cambria1" style:font-family-complex="Cambria"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Cambria" fo:font-family="Cambria" style:font-family-generic="roman" style:font-pitch="variable" fo:font-size="15pt" style:font-name-asian="Cambria1" style:font-family-asian="Cambria" style:font-family-generic-asian="system" style:font-pitch-asian="variable" style:font-size-asian="15pt" style:font-name-complex="Cambria1" style:font-family-complex="Cambria"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 meta:paragraph-count="30" meta:word-count="637" meta:character-count="5209" meta:non-whitespace-character-count="4259"/>
    <meta:generator>LibreOfficeDev/6.0.5.2$Linux_X86_64 LibreOffice_project/</meta:generator>
  </office:meta>
</office:document-meta>
</file>